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6cm" fo:min-width="4.988cm" fo:wrap-option="no-wrap" draw:shadow="visible"/>
      <style:paragraph-properties style:writing-mode="lr-tb"/>
    </style:style>
    <style:style style:name="gr2" style:family="graphic" style:parent-style-name="standard">
      <style:graphic-properties draw:textarea-horizontal-align="justify" draw:textarea-vertical-align="middle" draw:auto-grow-height="false" fo:min-height="0.983cm" fo:min-width="2.571cm" fo:wrap-option="no-wrap" draw:shadow="visible"/>
      <style:paragraph-properties style:writing-mode="lr-tb"/>
    </style:style>
    <style:style style:name="gr3" style:family="graphic" style:parent-style-name="standard">
      <style:graphic-properties draw:fill="none" draw:textarea-horizontal-align="justify" draw:textarea-vertical-align="middle" draw:auto-grow-height="false" fo:min-height="4.082cm" fo:min-width="6.532cm" draw:shadow="visible"/>
    </style:style>
    <style:style style:name="gr4" style:family="graphic" style:parent-style-name="standard">
      <style:graphic-properties draw:textarea-horizontal-align="justify" draw:textarea-vertical-align="middle" draw:auto-grow-height="false" fo:min-height="1.281cm" fo:min-width="3.201cm" draw:shadow="visible"/>
      <style:paragraph-properties style:writing-mode="lr-tb"/>
    </style:style>
    <style:style style:name="gr5" style:family="graphic" style:parent-style-name="objectwithoutfill">
      <style:graphic-properties draw:marker-end="Arrow" draw:marker-end-width="0.3cm" draw:fill="solid" draw:textarea-vertical-align="middle" draw:shadow="visible"/>
    </style:style>
    <style:style style:name="gr6" style:family="graphic" style:parent-style-name="standard">
      <style:graphic-properties draw:textarea-horizontal-align="justify" draw:textarea-vertical-align="middle" draw:auto-grow-height="false" fo:min-height="5.074cm" fo:min-width="6.824cm" draw:shadow="visible"/>
      <style:paragraph-properties style:writing-mode="lr-tb"/>
    </style:style>
    <style:style style:name="gr7" style:family="graphic" style:parent-style-name="standard">
      <style:graphic-properties draw:textarea-horizontal-align="justify" draw:textarea-vertical-align="middle" draw:auto-grow-height="false" fo:min-height="0.512cm" fo:min-width="2.979cm" draw:shadow="visible"/>
    </style:style>
    <style:style style:name="gr8" style:family="graphic" style:parent-style-name="standard">
      <style:graphic-properties draw:textarea-horizontal-align="justify" draw:textarea-vertical-align="middle" draw:auto-grow-height="false" fo:min-height="1.14cm" fo:min-width="3.575cm" draw:shadow="visible"/>
      <style:paragraph-properties style:writing-mode="lr-tb"/>
    </style:style>
    <style:style style:name="gr9" style:family="graphic" style:parent-style-name="standard">
      <style:graphic-properties draw:textarea-horizontal-align="justify" draw:textarea-vertical-align="middle" draw:auto-grow-height="false" fo:min-height="1.14cm" fo:min-width="1.724cm" draw:shadow="visible"/>
      <style:paragraph-properties style:writing-mode="lr-tb"/>
    </style:style>
    <style:style style:name="gr10" style:family="graphic" style:parent-style-name="standard">
      <style:graphic-properties draw:textarea-horizontal-align="justify" draw:textarea-vertical-align="middle" draw:auto-grow-height="false" fo:min-height="0.954cm" fo:min-width="4.316cm" draw:shadow="visible"/>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4cm" svg:height="3.4cm" svg:x="4.9cm" svg:y="8cm">
          <text:p text:style-name="P1">API</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4.7cm" svg:height="1.9cm" svg:x="6.2cm" svg:y="3.9cm">
          <text:p text:style-name="P1">Keycloa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4.7cm" svg:height="1.9cm" svg:x="11.9cm" svg:y="15cm">
          <text:p text:style-name="P1">Iges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4.7cm" svg:height="1.9cm" svg:x="13.6cm" svg:y="12.7cm">
          <text:p text:style-name="P1">Mock Iges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7.5cm" svg:height="4.8cm" svg:x="11.5cm" svg:y="1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7cm" svg:height="2.9cm" svg:x="3.8cm" svg:y="13.3cm">
          <text:p text:style-name="P1">BDD</text:p>
          <text:p text:style-name="P1">Postgre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 draw:text-style-name="P3" draw:layer="layout" svg:x1="8.3cm" svg:y1="8.3cm" svg:x2="8.3cm" svg:y2="5.5cm">
          <text:p/>
        </draw:line>
        <draw:line draw:style-name="gr5" draw:text-style-name="P3" draw:layer="layout" svg:x1="8.7cm" svg:y1="5.5cm" svg:x2="8.7cm" svg:y2="8.6cm">
          <text:p/>
        </draw:line>
        <draw:line draw:style-name="gr5" draw:text-style-name="P3" draw:layer="layout" svg:x1="7.1cm" svg:y1="10.8cm" svg:x2="5.9cm" svg:y2="13.7cm">
          <text:p/>
        </draw:line>
        <draw:line draw:style-name="gr5" draw:text-style-name="P3" draw:layer="layout" svg:x1="6.4cm" svg:y1="13.7cm" svg:x2="7.6cm" svg:y2="10.8cm">
          <text:p/>
        </draw:line>
        <draw:line draw:style-name="gr5" draw:text-style-name="P3" draw:layer="layout" svg:x1="11.3cm" svg:y1="10.4cm" svg:x2="12.6cm" svg:y2="12.5cm">
          <text:p/>
        </draw:line>
        <draw:line draw:style-name="gr5" draw:text-style-name="P3" draw:layer="layout" svg:x1="13.2cm" svg:y1="12.5cm" svg:x2="11.7cm" svg:y2="10.1cm">
          <text:p/>
        </draw:line>
      </draw:page>
      <draw:page draw:name="page2" draw:style-name="dp1" draw:master-page-name="Standard">
        <draw:custom-shape draw:style-name="gr1" draw:text-style-name="P1" draw:layer="layout" svg:width="8.4cm" svg:height="3.4cm" svg:x="2.7cm" svg:y="7.8cm">
          <text:p text:style-name="P1">API Inse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4.7cm" svg:height="1.9cm" svg:x="3.1cm" svg:y="3.1cm">
          <text:p text:style-name="P1">Keycloa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4.7cm" svg:height="1.9cm" svg:x="10.5cm" svg:y="12.5cm">
          <text:p text:style-name="P1">Iges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3.7cm" svg:height="2.9cm" svg:x="3.8cm" svg:y="13.3cm">
          <text:p text:style-name="P1">BDD</text:p>
          <text:p text:style-name="P1">Postgre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 draw:text-style-name="P3" draw:layer="layout" svg:x1="6.2cm" svg:y1="8.5cm" svg:x2="5.4cm" svg:y2="4.7cm">
          <text:p/>
        </draw:line>
        <draw:line draw:style-name="gr5" draw:text-style-name="P3" draw:layer="layout" svg:x1="5.9cm" svg:y1="4.5cm" svg:x2="6.8cm" svg:y2="8.4cm">
          <text:p/>
        </draw:line>
        <draw:line draw:style-name="gr5" draw:text-style-name="P3" draw:layer="layout" svg:x1="6cm" svg:y1="10.6cm" svg:x2="4.8cm" svg:y2="13.5cm">
          <text:p/>
        </draw:line>
        <draw:line draw:style-name="gr5" draw:text-style-name="P3" draw:layer="layout" svg:x1="5.6cm" svg:y1="13.6cm" svg:x2="6.8cm" svg:y2="10.7cm">
          <text:p/>
        </draw:line>
        <draw:line draw:style-name="gr5" draw:text-style-name="P3" draw:layer="layout" svg:x1="10cm" svg:y1="10.5cm" svg:x2="11.3cm" svg:y2="12.6cm">
          <text:p/>
        </draw:line>
        <draw:line draw:style-name="gr5" draw:text-style-name="P3" draw:layer="layout" svg:x1="11.8cm" svg:y1="12.4cm" svg:x2="10.3cm" svg:y2="10cm">
          <text:p/>
        </draw:line>
        <draw:custom-shape draw:style-name="gr6" draw:text-style-name="P1" draw:layer="layout" svg:width="7.9cm" svg:height="5.9cm" svg:x="11.5cm" svg:y="3.4cm">
          <text:p text:style-name="P1">API Opensource</text:p>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3.974cm" svg:height="1.524cm" draw:transform="skewX (0.590444885949682) rotate (0.590444885949682) translate (8.499cm 8.71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4.4cm" svg:height="1.5cm" svg:x="11.7cm" svg:y="5.6cm">
          <text:p text:style-name="P1">Spring Security</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1" draw:layer="layout" svg:width="2.4cm" svg:height="1.5cm" svg:x="16.6cm" svg:y="5.6cm">
          <text:p text:style-name="P1">H2</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1" draw:layer="layout" svg:width="5.2cm" svg:height="1.3cm" svg:x="12.8cm" svg:y="7.6cm">
          <text:p text:style-name="P1">Mock Igesa</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initial-creator>Gaëtan Varlet</meta:initial-creator>
    <meta:creation-date>2020-10-28T17:39:07.562000000</meta:creation-date>
    <dc:date>2020-10-28T17:54:52.145000000</dc:date>
    <dc:creator>Gaëtan Varlet</dc:creator>
    <meta:editing-duration>PT4M59S</meta:editing-duration>
    <meta:editing-cycles>2</meta:editing-cycles>
    <meta:generator>LibreOffice/6.4.6.2$Windows_X86_64 LibreOffice_project/0ce51a4fd21bff07a5c061082cc82c5ed232f115</meta:generator>
    <meta:document-statistic meta:object-count="27"/>
  </office:meta>
</office:document-meta>
</file>